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2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 table:number-rows-repeated="3170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4:54:20.0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6-01T14:58:25.695000000</dc:date>
    <meta:editing-cycles>214</meta:editing-cycles>
    <meta:editing-duration>P11DT5H24M27S</meta:editing-duration>
    <meta:document-statistic meta:table-count="3" meta:cell-count="1806" meta:object-count="0"/>
    <meta:user-defined meta:name="Info 1"/>
    <meta:user-defined meta:name="Info 2"/>
    <meta:user-defined meta:name="Info 3"/>
    <meta:user-defined meta:name="Info 4"/>
  </office:meta>
</office:document-meta>
</file>